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06cm" fo:margin-left="0cm" fo:margin-right="0.494cm" table:align="margins"/>
    </style:style>
    <style:style style:name="Table1.A" style:family="table-column">
      <style:table-column-properties style:column-width="6.985cm" style:rel-column-width="27732*"/>
    </style:style>
    <style:style style:name="Table1.B" style:family="table-column">
      <style:table-column-properties style:column-width="9.521cm" style:rel-column-width="37803*"/>
    </style:style>
    <style:style style:name="Tab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097cm" fo:border="0.035cm solid #000000"/>
    </style:style>
    <style:style style:name="Table1.A2" style:family="table-cell">
      <style:table-cell-properties fo:padding="0.097cm" fo:border-left="0.035cm solid #000000" fo:border-right="none" fo:border-top="none" fo:border-bottom="0.035cm solid #000000"/>
    </style:style>
    <style:style style:name="Table1.B2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snap-to-layout-grid="false"/>
      <style:text-properties officeooo:paragraph-rsid="0033a821"/>
    </style:style>
    <style:style style:name="P3" style:family="paragraph" style:parent-style-name="Text_20_body">
      <style:text-properties fo:color="#000000" fo:font-size="12pt" style:text-underline-style="none" fo:font-weight="normal" style:font-size-asian="12pt" style:font-weight-asian="normal" style:font-size-complex="12pt"/>
    </style:style>
    <style:style style:name="P4" style:family="paragraph" style:parent-style-name="Text_20_body">
      <style:text-properties fo:color="#000000" fo:font-size="12pt" style:text-underline-style="none" fo:font-weight="normal" officeooo:paragraph-rsid="005864fa" style:font-size-asian="12pt" style:font-weight-asian="normal" style:font-size-complex="12pt"/>
    </style:style>
    <style:style style:name="P5" style:family="paragraph" style:parent-style-name="Text_20_body">
      <style:text-properties fo:color="#000000" fo:font-size="12pt" style:text-underline-style="none" fo:font-weight="normal" officeooo:paragraph-rsid="005a3b81" style:font-size-asian="12pt" style:font-weight-asian="normal" style:font-size-complex="12pt"/>
    </style:style>
    <style:style style:name="P6" style:family="paragraph" style:parent-style-name="Text_20_body">
      <style:text-properties fo:color="#000000" fo:font-size="12pt" style:text-underline-style="none" fo:font-weight="normal" officeooo:rsid="001f064c" officeooo:paragraph-rsid="00610eee" style:font-size-asian="12pt" style:font-weight-asian="normal" style:font-size-complex="12pt"/>
    </style:style>
    <style:style style:name="P7" style:family="paragraph" style:parent-style-name="Text_20_body">
      <style:text-properties fo:color="#000000" fo:font-size="12pt" style:text-underline-style="none" fo:font-weight="normal" officeooo:paragraph-rsid="00610eee" style:font-size-asian="12pt" style:font-weight-asian="normal" style:font-size-complex="12pt"/>
    </style:style>
    <style:style style:name="P8" style:family="paragraph" style:parent-style-name="Text_20_body">
      <style:text-properties fo:color="#000000" fo:font-size="12pt" style:text-underline-style="none" fo:font-weight="normal" officeooo:rsid="005ca302" officeooo:paragraph-rsid="00610eee" style:font-size-asian="12pt" style:font-weight-asian="normal" style:font-size-complex="12pt"/>
    </style:style>
    <style:style style:name="P9" style:family="paragraph" style:parent-style-name="Text_20_body">
      <style:text-properties fo:color="#000000" fo:font-style="normal" style:font-style-asian="normal" style:font-style-complex="normal"/>
    </style:style>
    <style:style style:name="P10" style:family="paragraph" style:parent-style-name="Text_20_body">
      <style:text-properties fo:color="#000000"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weight="normal" officeooo:paragraph-rsid="007c07ab" style:font-weight-asian="normal" style:font-weight-complex="normal"/>
    </style:style>
    <style:style style:name="P13" style:family="paragraph" style:parent-style-name="Text_20_body">
      <style:text-properties fo:font-weight="normal" officeooo:paragraph-rsid="007dd8d6" style:font-weight-asian="normal" style:font-weight-complex="normal"/>
    </style:style>
    <style:style style:name="P14" style:family="paragraph" style:parent-style-name="Text_20_body">
      <style:text-properties fo:font-weight="normal" officeooo:paragraph-rsid="0083df71" style:font-weight-asian="normal" style:font-weight-complex="normal"/>
    </style:style>
    <style:style style:name="P15" style:family="paragraph" style:parent-style-name="Text_20_body">
      <style:text-properties fo:font-weight="normal" officeooo:rsid="007c07ab" officeooo:paragraph-rsid="007c07ab" style:font-weight-asian="normal" style:font-weight-complex="normal"/>
    </style:style>
    <style:style style:name="P16" style:family="paragraph" style:parent-style-name="Text_20_body">
      <style:text-properties fo:font-weight="normal" officeooo:rsid="007f5ca7" officeooo:paragraph-rsid="007f5ca7" style:font-weight-asian="normal" style:font-weight-complex="normal"/>
    </style:style>
    <style:style style:name="P17" style:family="paragraph" style:parent-style-name="Text_20_body">
      <style:text-properties fo:font-weight="normal" officeooo:rsid="00823f23" officeooo:paragraph-rsid="00823f23" style:font-weight-asian="normal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7a07c8" officeooo:paragraph-rsid="007a07c8" style:font-weight-asian="bold" style:font-weight-complex="bold"/>
    </style:style>
    <style:style style:name="P20" style:family="paragraph" style:parent-style-name="Text_20_body">
      <style:text-properties officeooo:rsid="00288498" officeooo:paragraph-rsid="00288498"/>
    </style:style>
    <style:style style:name="P21" style:family="paragraph" style:parent-style-name="Table_20_Heading"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.499cm"/>
      <style:text-properties fo:color="#000000" fo:font-weight="normal" style:font-weight-asian="normal" style:font-weight-complex="normal"/>
    </style:style>
    <style:style style:name="P23" style:family="paragraph" style:parent-style-name="Standard">
      <style:paragraph-properties fo:margin-top="0cm" fo:margin-bottom="0.499cm"/>
      <style:text-properties fo:color="#000000" fo:font-weight="normal" officeooo:paragraph-rsid="003d066c" style:font-weight-asian="normal" style:font-weight-complex="normal"/>
    </style:style>
    <style:style style:name="P24" style:family="paragraph" style:parent-style-name="Standard">
      <style:paragraph-properties fo:margin-top="0cm" fo:margin-bottom="0.499cm"/>
      <style:text-properties fo:color="#000000" fo:font-weight="normal" officeooo:paragraph-rsid="003e744f" style:font-weight-asian="normal" style:font-weight-complex="normal"/>
    </style:style>
    <style:style style:name="P25" style:family="paragraph" style:parent-style-name="Standard">
      <style:paragraph-properties fo:margin-top="0cm" fo:margin-bottom="0.499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cm" fo:margin-bottom="0.499cm"/>
      <style:text-properties fo:color="#000000" fo:font-weight="bold" style:font-weight-asian="bold" style:font-weight-complex="bold"/>
    </style:style>
    <style:style style:name="P27" style:family="paragraph" style:parent-style-name="Text_20_body">
      <style:paragraph-properties fo:margin-top="0cm" fo:margin-bottom="0.499cm"/>
    </style:style>
    <style:style style:name="P28" style:family="paragraph" style:parent-style-name="Text_20_body">
      <style:paragraph-properties fo:margin-top="0cm" fo:margin-bottom="0.499cm"/>
      <style:text-properties fo:color="#000000"/>
    </style:style>
    <style:style style:name="P29" style:family="paragraph" style:parent-style-name="Text_20_body">
      <style:paragraph-properties fo:margin-top="0cm" fo:margin-bottom="0.499cm"/>
      <style:text-properties fo:color="#000000" fo:font-weight="bold" style:font-weight-asian="bold" style:font-weight-complex="bold"/>
    </style:style>
    <style:style style:name="P30" style:family="paragraph" style:parent-style-name="Text_20_body">
      <style:paragraph-properties fo:margin-top="0cm" fo:margin-bottom="0.499cm"/>
      <style:text-properties fo:color="#000000" fo:font-weight="normal" style:font-weight-asian="normal" style:font-weight-complex="normal"/>
    </style:style>
    <style:style style:name="P31" style:family="paragraph" style:parent-style-name="Text_20_body">
      <style:paragraph-properties fo:margin-top="0cm" fo:margin-bottom="0.499cm"/>
      <style:text-properties fo:color="#000000" fo:font-weight="normal" officeooo:paragraph-rsid="00765b05" style:font-weight-asian="normal" style:font-weight-complex="normal"/>
    </style:style>
    <style:style style:name="P32" style:family="paragraph" style:parent-style-name="Text_20_body">
      <style:paragraph-properties fo:margin-top="0cm" fo:margin-bottom="0.499cm"/>
      <style:text-properties fo:color="#000000" fo:font-weight="normal" officeooo:paragraph-rsid="0076ad0a" style:font-weight-asian="normal" style:font-weight-complex="normal"/>
    </style:style>
    <style:style style:name="P33" style:family="paragraph" style:parent-style-name="Text_20_body">
      <style:paragraph-properties fo:margin-top="0cm" fo:margin-bottom="0.499cm"/>
      <style:text-properties fo:color="#000000" fo:font-weight="normal" officeooo:paragraph-rsid="0089e157" style:font-weight-asian="normal" style:font-weight-complex="normal"/>
    </style:style>
    <style:style style:name="P34" style:family="paragraph" style:parent-style-name="Text_20_body">
      <style:paragraph-properties fo:margin-top="0cm" fo:margin-bottom="0.499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top="0cm" fo:margin-bottom="0.499cm"/>
      <style:text-properties fo:color="#000000"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officeooo:paragraph-rsid="003bc191"/>
    </style:style>
    <style:style style:name="P38" style:family="paragraph" style:parent-style-name="Table_20_Contents">
      <style:text-properties officeooo:paragraph-rsid="003d066c"/>
    </style:style>
    <style:style style:name="P39" style:family="paragraph" style:parent-style-name="Table_20_Contents">
      <style:text-properties officeooo:rsid="003bc191" officeooo:paragraph-rsid="003bc191"/>
    </style:style>
    <style:style style:name="P40" style:family="paragraph" style:parent-style-name="Table_20_Contents">
      <style:text-properties officeooo:rsid="0030f3e2" officeooo:paragraph-rsid="0030f3e2"/>
    </style:style>
    <style:style style:name="P41" style:family="paragraph" style:parent-style-name="Table_20_Contents">
      <style:text-properties officeooo:rsid="003f615a" officeooo:paragraph-rsid="003f615a"/>
    </style:style>
    <style:style style:name="P42" style:family="paragraph" style:parent-style-name="Table_20_Contents">
      <style:text-properties officeooo:rsid="0042919d" officeooo:paragraph-rsid="0042919d"/>
    </style:style>
    <style:style style:name="P43" style:family="paragraph" style:parent-style-name="Table_20_Contents">
      <style:text-properties officeooo:paragraph-rsid="00610eee"/>
    </style:style>
    <style:style style:name="P44" style:family="paragraph" style:parent-style-name="Table_20_Contents">
      <style:text-properties officeooo:rsid="0056665e" officeooo:paragraph-rsid="0056665e"/>
    </style:style>
    <style:style style:name="P45" style:family="paragraph" style:parent-style-name="Table_20_Contents">
      <style:text-properties officeooo:rsid="005f7d82" officeooo:paragraph-rsid="00610eee"/>
    </style:style>
    <style:style style:name="P46" style:family="paragraph" style:parent-style-name="Table_20_Contents">
      <style:text-properties officeooo:rsid="00782873" officeooo:paragraph-rsid="00782873"/>
    </style:style>
    <style:style style:name="P47" style:family="paragraph" style:parent-style-name="Standard" style:list-style-name="WW8Num1">
      <style:paragraph-properties style:snap-to-layout-grid="false"/>
      <style:text-properties officeooo:paragraph-rsid="003705da"/>
    </style:style>
    <style:style style:name="P48" style:family="paragraph" style:parent-style-name="Standard" style:list-style-name="WW8Num1">
      <style:paragraph-properties style:snap-to-layout-grid="false"/>
      <style:text-properties officeooo:rsid="0036850d" officeooo:paragraph-rsid="003705da"/>
    </style:style>
    <style:style style:name="P49" style:family="paragraph" style:parent-style-name="Text_20_body">
      <style:paragraph-properties fo:margin-top="0cm" fo:margin-bottom="0.499cm"/>
      <style:text-properties fo:color="#000000" fo:font-style="normal" fo:font-weight="normal" officeooo:rsid="00a66d73" officeooo:paragraph-rsid="00a66d73" style:font-style-asian="normal" style:font-weight-asian="normal" style:font-style-complex="normal" style:font-weight-complex="normal"/>
    </style:style>
    <style:style style:name="P50" style:family="paragraph" style:parent-style-name="Text_20_body" style:list-style-name="L1">
      <style:text-properties officeooo:paragraph-rsid="002a73f4"/>
    </style:style>
    <style:style style:name="P51" style:family="paragraph" style:parent-style-name="Table_20_Contents">
      <style:text-properties fo:font-weight="bold" style:font-weight-asian="bold" style:font-weight-complex="bold"/>
    </style:style>
    <style:style style:name="P52" style:family="paragraph" style:parent-style-name="Table_20_Contents">
      <style:text-properties fo:font-weight="bold" officeooo:rsid="009ed91f" officeooo:paragraph-rsid="009ed91f" style:font-weight-asian="bold" style:font-weight-complex="bold"/>
    </style:style>
    <style:style style:name="P53" style:family="paragraph" style:parent-style-name="Table_20_Contents" style:list-style-name="L1">
      <style:text-properties officeooo:paragraph-rsid="002d9d85"/>
    </style:style>
    <style:style style:name="P54" style:family="paragraph" style:parent-style-name="Table_20_Contents" style:list-style-name="L1">
      <style:text-properties officeooo:paragraph-rsid="0089e157"/>
    </style:style>
    <style:style style:name="P55" style:family="paragraph" style:parent-style-name="Table_20_Contents" style:list-style-name="L1">
      <style:text-properties officeooo:paragraph-rsid="002f4d5c"/>
    </style:style>
    <style:style style:name="P56" style:family="paragraph" style:parent-style-name="Table_20_Contents" style:list-style-name="L1">
      <style:text-properties officeooo:rsid="002a73f4" officeooo:paragraph-rsid="002d9d85"/>
    </style:style>
    <style:style style:name="P57" style:family="paragraph" style:parent-style-name="Table_20_Contents" style:list-style-name="L1">
      <style:text-properties officeooo:rsid="00719b1f" officeooo:paragraph-rsid="0089e157"/>
    </style:style>
    <style:style style:name="P58" style:family="paragraph" style:parent-style-name="Table_20_Contents" style:list-style-name="L1">
      <style:text-properties officeooo:rsid="0075f403" officeooo:paragraph-rsid="0075f403"/>
    </style:style>
    <style:style style:name="P59" style:family="paragraph" style:parent-style-name="Table_20_Contents" style:list-style-name="WW8Num1">
      <style:text-properties officeooo:paragraph-rsid="0033a821"/>
    </style:style>
    <style:style style:name="P60" style:family="paragraph" style:parent-style-name="Table_20_Contents" style:list-style-name="WW8Num1">
      <style:text-properties officeooo:paragraph-rsid="00b17377"/>
    </style:style>
    <style:style style:name="P61" style:family="paragraph" style:parent-style-name="Table_20_Contents" style:list-style-name="WW8Num1">
      <style:paragraph-properties style:snap-to-layout-grid="false"/>
      <style:text-properties officeooo:paragraph-rsid="0036850d"/>
    </style:style>
    <style:style style:name="P62" style:family="paragraph" style:parent-style-name="Table_20_Contents" style:list-style-name="WW8Num1">
      <style:paragraph-properties style:snap-to-layout-grid="false"/>
      <style:text-properties officeooo:rsid="0033a821" officeooo:paragraph-rsid="00b173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066c" style:font-weight-asian="bold" style:font-weight-complex="bold"/>
    </style:style>
    <style:style style:name="T3" style:family="text">
      <style:text-properties fo:font-weight="bold" officeooo:rsid="003bc191" style:font-weight-asian="bold" style:font-weight-complex="bold"/>
    </style:style>
    <style:style style:name="T4" style:family="text">
      <style:text-properties fo:font-weight="bold" officeooo:rsid="007c07ab" style:font-weight-asian="bold" style:font-weight-complex="bold"/>
    </style:style>
    <style:style style:name="T5" style:family="text">
      <style:text-properties fo:font-weight="bold" officeooo:rsid="00907790" style:font-weight-asian="bold" style:font-weight-complex="bold"/>
    </style:style>
    <style:style style:name="T6" style:family="text">
      <style:text-properties fo:font-weight="bold" officeooo:rsid="00937a9a" style:font-weight-asian="bold" style:font-weight-complex="bold"/>
    </style:style>
    <style:style style:name="T7" style:family="text">
      <style:text-properties fo:font-weight="bold" officeooo:rsid="0094f3cb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1132" style:font-weight-asian="normal" style:font-weight-complex="normal"/>
    </style:style>
    <style:style style:name="T11" style:family="text">
      <style:text-properties fo:font-weight="normal" officeooo:rsid="006ab9e2" style:font-weight-asian="normal" style:font-weight-complex="normal"/>
    </style:style>
    <style:style style:name="T12" style:family="text">
      <style:text-properties fo:font-weight="normal" officeooo:rsid="006d1769" style:font-weight-asian="normal" style:font-weight-complex="normal"/>
    </style:style>
    <style:style style:name="T13" style:family="text">
      <style:text-properties fo:font-weight="normal" officeooo:rsid="006e6591" style:font-weight-asian="normal" style:font-weight-complex="normal"/>
    </style:style>
    <style:style style:name="T14" style:family="text">
      <style:text-properties fo:font-weight="normal" officeooo:rsid="006fb72d" style:font-weight-asian="normal" style:font-weight-complex="normal"/>
    </style:style>
    <style:style style:name="T15" style:family="text">
      <style:text-properties officeooo:rsid="001d5efe"/>
    </style:style>
    <style:style style:name="T16" style:family="text">
      <style:text-properties officeooo:rsid="002a73f4"/>
    </style:style>
    <style:style style:name="T17" style:family="text">
      <style:text-properties officeooo:rsid="002c524a"/>
    </style:style>
    <style:style style:name="T18" style:family="text">
      <style:text-properties officeooo:rsid="0033a821"/>
    </style:style>
    <style:style style:name="T19" style:family="text">
      <style:text-properties officeooo:rsid="0036850d"/>
    </style:style>
    <style:style style:name="T20" style:family="text">
      <style:text-properties officeooo:rsid="003705da"/>
    </style:style>
    <style:style style:name="T21" style:family="text">
      <style:text-properties officeooo:rsid="0039ac69"/>
    </style:style>
    <style:style style:name="T22" style:family="text">
      <style:text-properties officeooo:rsid="003af169"/>
    </style:style>
    <style:style style:name="T23" style:family="text">
      <style:text-properties officeooo:rsid="003bc191"/>
    </style:style>
    <style:style style:name="T24" style:family="text">
      <style:text-properties officeooo:rsid="003d066c"/>
    </style:style>
    <style:style style:name="T25" style:family="text">
      <style:text-properties officeooo:rsid="0051e9db"/>
    </style:style>
    <style:style style:name="T26" style:family="text">
      <style:text-properties officeooo:rsid="005864fa"/>
    </style:style>
    <style:style style:name="T27" style:family="text">
      <style:text-properties officeooo:rsid="005ac0bd"/>
    </style:style>
    <style:style style:name="T28" style:family="text">
      <style:text-properties officeooo:rsid="005ca302"/>
    </style:style>
    <style:style style:name="T29" style:family="text">
      <style:text-properties officeooo:rsid="005d880b"/>
    </style:style>
    <style:style style:name="T30" style:family="text">
      <style:text-properties officeooo:rsid="00216d56"/>
    </style:style>
    <style:style style:name="T31" style:family="text">
      <style:text-properties officeooo:rsid="005f7d82"/>
    </style:style>
    <style:style style:name="T32" style:family="text">
      <style:text-properties officeooo:rsid="0060b103"/>
    </style:style>
    <style:style style:name="T33" style:family="text">
      <style:text-properties officeooo:rsid="0063173f"/>
    </style:style>
    <style:style style:name="T34" style:family="text">
      <style:text-properties officeooo:rsid="00648fa6"/>
    </style:style>
    <style:style style:name="T35" style:family="text">
      <style:text-properties officeooo:rsid="0065c4b7"/>
    </style:style>
    <style:style style:name="T36" style:family="text">
      <style:text-properties officeooo:rsid="00672696"/>
    </style:style>
    <style:style style:name="T37" style:family="text">
      <style:text-properties officeooo:rsid="0067e0ad"/>
    </style:style>
    <style:style style:name="T38" style:family="text">
      <style:text-properties officeooo:rsid="006e1e20"/>
    </style:style>
    <style:style style:name="T39" style:family="text">
      <style:text-properties officeooo:rsid="00719b1f"/>
    </style:style>
    <style:style style:name="T40" style:family="text">
      <style:text-properties officeooo:rsid="00765b05"/>
    </style:style>
    <style:style style:name="T41" style:family="text">
      <style:text-properties officeooo:rsid="0076b676"/>
    </style:style>
    <style:style style:name="T42" style:family="text">
      <style:text-properties officeooo:rsid="007c07ab"/>
    </style:style>
    <style:style style:name="T43" style:family="text">
      <style:text-properties officeooo:rsid="007dd8d6"/>
    </style:style>
    <style:style style:name="T44" style:family="text">
      <style:text-properties officeooo:rsid="0081320f"/>
    </style:style>
    <style:style style:name="T45" style:family="text">
      <style:text-properties officeooo:rsid="0083df71"/>
    </style:style>
    <style:style style:name="T46" style:family="text">
      <style:text-properties officeooo:rsid="00859697"/>
    </style:style>
    <style:style style:name="T47" style:family="text">
      <style:text-properties officeooo:rsid="0085ac90"/>
    </style:style>
    <style:style style:name="T48" style:family="text">
      <style:text-properties officeooo:rsid="00869eb8"/>
    </style:style>
    <style:style style:name="T49" style:family="text">
      <style:text-properties officeooo:rsid="0089e157"/>
    </style:style>
    <style:style style:name="T50" style:family="text">
      <style:text-properties officeooo:rsid="008a1aab"/>
    </style:style>
    <style:style style:name="T51" style:family="text">
      <style:text-properties officeooo:rsid="008bbcf7"/>
    </style:style>
    <style:style style:name="T52" style:family="text">
      <style:text-properties officeooo:rsid="008bc88f"/>
    </style:style>
    <style:style style:name="T53" style:family="text">
      <style:text-properties officeooo:rsid="008be427"/>
    </style:style>
    <style:style style:name="T54" style:family="text">
      <style:text-properties officeooo:rsid="008f1308"/>
    </style:style>
    <style:style style:name="T55" style:family="text">
      <style:text-properties officeooo:rsid="0095e864"/>
    </style:style>
    <style:style style:name="T56" style:family="text">
      <style:text-properties officeooo:rsid="00965a41"/>
    </style:style>
    <style:style style:name="T57" style:family="text">
      <style:text-properties officeooo:rsid="0096b5c3"/>
    </style:style>
    <style:style style:name="T58" style:family="text">
      <style:text-properties officeooo:rsid="009da140"/>
    </style:style>
    <style:style style:name="T59" style:family="text">
      <style:text-properties officeooo:rsid="00ab5919"/>
    </style:style>
    <style:style style:name="T60" style:family="text">
      <style:text-properties officeooo:rsid="00ae85bc"/>
    </style:style>
    <style:style style:name="T61" style:family="text">
      <style:text-properties officeooo:rsid="00afc75a"/>
    </style:style>
    <style:style style:name="T62" style:family="text">
      <style:text-properties officeooo:rsid="00b17377"/>
    </style:style>
    <style:style style:name="T63" style:family="text">
      <style:text-properties officeooo:rsid="00b4bfc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itle of script: Introduction to BASH shell scripting </text:p>
      <text:p text:style-name="P10">Author: <text:span text:style-name="T9">Ranjithkumar R, Sachin P </text:span></text:p>
      <text:p text:style-name="P10">Keywords: <text:span text:style-name="T10">video tutorial, </text:span><text:span text:style-name="T9">Bash shell, hello world, execute a script.</text:span></text:p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Visual Clue</text:p>
            </table:table-cell>
            <table:table-cell table:style-name="Table1.B1" office:value-type="string">
              <text:p text:style-name="P21">Narration</text:p>
            </table:table-cell>
          </table:table-row>
        </table:table-header-rows>
        <table:table-row>
          <table:table-cell table:style-name="Table1.A2" office:value-type="string">
            <text:p text:style-name="Table_20_Contents">Display Slide 1</text:p>
          </table:table-cell>
          <table:table-cell table:style-name="Table1.B2" office:value-type="string">
            <text:p text:style-name="P3">Dear friends, welcome to this spoken tutorial on BASH shell scripting.</text:p>
            <text:p text:style-name="P3"/>
          </table:table-cell>
        </table:table-row>
        <table:table-row>
          <table:table-cell table:style-name="Table1.A2" office:value-type="string">
            <text:p text:style-name="P44">Display Slide 2</text:p>
          </table:table-cell>
          <table:table-cell table:style-name="Table1.B2" office:value-type="string">
            <text:p text:style-name="P5">In this tutorial,</text:p>
            <text:p text:style-name="P5">we will <text:span text:style-name="T26">learn about </text:span>bash shell and bash shell script.</text:p>
            <text:p text:style-name="P4">We will also learn how to write a simple shell script and to execute it.</text:p>
          </table:table-cell>
        </table:table-row>
        <table:table-row>
          <table:table-cell table:style-name="Table1.A2" office:value-type="string">
            <text:p text:style-name="P45">Display slide 3</text:p>
          </table:table-cell>
          <table:table-cell table:style-name="Table1.B2" office:value-type="string">
            <text:p text:style-name="P7"><text:span text:style-name="T27">For this tutorial I am </text:span>using Ubuntu 10.10 Operating System <text:span text:style-name="T28">and </text:span></text:p>
            <text:p text:style-name="P8">GNU bash version 4.1.10.</text:p>
            <text:p text:style-name="P7"><text:span text:style-name="T29">Please note, </text:span><text:span text:style-name="T30">GNU bash version 4 </text:span><text:span text:style-name="T22">or</text:span><text:span text:style-name="T30"> above is recommended </text:span><text:span text:style-name="T29">to practice this tutorial.</text:span></text:p>
          </table:table-cell>
        </table:table-row>
        <table:table-row>
          <table:table-cell table:style-name="Table1.A2" office:value-type="string">
            <text:p text:style-name="P43">Display Slide <text:span text:style-name="T31">4</text:span></text:p>
          </table:table-cell>
          <table:table-cell table:style-name="Table1.B2" office:value-type="string">
            <text:p text:style-name="P7">We assume that the users <text:span text:style-name="T49">have basic knowledge of</text:span> Linux Operating System.</text:p>
            <text:p text:style-name="P6"><text:span text:style-name="T21">You can l</text:span>isten to spoken tutorial<text:span text:style-name="T49">s</text:span> on “<text:span text:style-name="T32">Linux</text:span>” <text:span text:style-name="T49">series</text:span>.</text:p>
            <text:p text:style-name="P6">available at</text:p>
            <text:p text:style-name="P6">http://spoken-tutorial.org</text:p>
          </table:table-cell>
        </table:table-row>
        <table:table-row>
          <table:table-cell table:style-name="Table1.A2" office:value-type="string">
            <text:p text:style-name="Table_20_Contents">Display slide <text:span text:style-name="T33">5</text:span></text:p>
          </table:table-cell>
          <table:table-cell table:style-name="Table1.B2" office:value-type="string">
            <text:p text:style-name="P22"><text:s/>Let us see what is <text:span text:style-name="T49">a </text:span>Bash Shell.</text:p>
            <text:p text:style-name="P22">* Bash Shell is a Command language interpreter that executes commands.</text:p>
            <text:p text:style-name="P22">* these commands are read from the standard input device.</text:p>
            <text:p text:style-name="P22">* these devices can be your keyboard or from a simple text file.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37"><text:span text:style-name="T23">Go to </text:span><text:span text:style-name="T3">Application</text:span><text:span text:style-name="T23"> menu on your Ubuntu Desktop(top-left corner).</text:span></text:p>
            <text:p text:style-name="P39"/>
            <text:p text:style-name="P38"><text:span text:style-name="T24">Click on </text:span><text:span text:style-name="T2">Accessories</text:span><text:span text:style-name="T24"> and select </text:span><text:span text:style-name="T2">Terminal</text:span></text:p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Terminal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36">echo $SHELL</text:p>
          </table:table-cell>
          <table:table-cell table:style-name="Table1.B2" office:value-type="string">
            <text:p text:style-name="P22">Let me show you what is a Bash Shell.</text:p>
            <text:p text:style-name="P22">We will now open a Gnome-terminal.</text:p>
            <text:p text:style-name="P22">Go to <text:span text:style-name="T1">Application</text:span> on the top-left corner of Ubuntu Desktop.</text:p>
            <text:p text:style-name="P23">Click on <text:span text:style-name="T1">Accessories</text:span> and select <text:span text:style-name="T1">Terminal</text:span>.</text:p>
            <text:p text:style-name="P23"><text:soft-page-break/>This will open the 'Gnome-terminal'.</text:p>
            <text:p text:style-name="P22">The way to open terminal may differ for other linux distributions.</text:p>
            <text:p text:style-name="P22">To check which type of shell we are using.</text:p>
            <text:p text:style-name="P22"/>
            <text:p text:style-name="P22">Type:</text:p>
            <text:p text:style-name="P24"><text:span text:style-name="T1">echo $SHELL</text:span> </text:p>
            <text:p text:style-name="P24">in the terminal and press ENTER.</text:p>
            <text:p text:style-name="P22">You will see the output printed on on the next line as:</text:p>
            <text:p text:style-name="P26">/bin/bash <text:span text:style-name="T11">[slash bin slash bash]</text:span></text:p>
            <text:p text:style-name="P22">this indicates we are using Bash Shell.</text:p>
          </table:table-cell>
        </table:table-row>
        <table:table-row>
          <table:table-cell table:style-name="Table1.A2" office:value-type="string">
            <text:p text:style-name="Table_20_Contents">Display Slide <text:span text:style-name="T34">6</text:span></text:p>
          </table:table-cell>
          <table:table-cell table:style-name="Table1.B2" office:value-type="string">
            <text:p text:style-name="P29">Now let us see what is Bash Shell Script. </text:p>
            <text:p text:style-name="P28">The Bash shell script contains series of Bash commands written <text:s/>sequentially in plain text file.</text:p>
            <text:p text:style-name="P27"><text:span text:style-name="T8">It </text:span>tells the shell to execute this text file instead of entering the commands. </text:p>
          </table:table-cell>
        </table:table-row>
        <table:table-row>
          <table:table-cell table:style-name="Table1.A2" office:value-type="string">
            <text:p text:style-name="Table_20_Contents">Display Slide <text:span text:style-name="T34">7</text:span></text:p>
          </table:table-cell>
          <table:table-cell table:style-name="Table1.B2" office:value-type="string">
            <text:p text:style-name="P29">Let us see how to write a simple Bash script</text:p>
            <text:p text:style-name="P33">let us test a simple 'echo' command in the terminal</text:p>
            <text:p text:style-name="P33"><text:s/>which will print <text:span text:style-name="T1">Hello World</text:span> on a terminal.</text:p>
            <text:p text:style-name="P29"/>
          </table:table-cell>
        </table:table-row>
        <table:table-row>
          <table:table-cell table:style-name="Table1.A2" office:value-type="string">
            <text:p text:style-name="Table_20_Contents">Terminal</text:p>
          </table:table-cell>
          <table:table-cell table:style-name="Table1.B2" office:value-type="string">
            <text:p text:style-name="P30"><text:span text:style-name="T15">We will </text:span>go back to the terminal and type:</text:p>
            <text:p text:style-name="P30">echo “Hello World”</text:p>
            <text:p text:style-name="P30">and press ENTER.</text:p>
            <text:p text:style-name="P30">this prints <text:span text:style-name="T1">Hello World</text:span> on the terminal</text:p>
          </table:table-cell>
        </table:table-row>
        <table:table-row>
          <table:table-cell table:style-name="Table1.A2" office:value-type="string">
            <text:p text:style-name="Table_20_Contents">Display Slide <text:span text:style-name="T35">7 contd..</text:span></text:p>
          </table:table-cell>
          <table:table-cell table:style-name="Table1.B2" office:value-type="string">
            <text:p text:style-name="P30">We saw that the command worked as expected.</text:p>
            <text:p text:style-name="P31"><text:soft-page-break/>So if we want to use this command again.</text:p>
            <text:p text:style-name="P32"><text:span text:style-name="T40">W</text:span>e will just put this command in a file and <text:span text:style-name="T41">e</text:span>xecute that file.</text:p>
          </table:table-cell>
        </table:table-row>
        <table:table-row>
          <table:table-cell table:style-name="Table1.A2" office:value-type="string">
            <text:p text:style-name="Table_20_Contents">Terminal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6"><text:span text:style-name="T51">gedit </text:span>hello_world.sh <text:span text:style-name="T57">&amp;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6"><text:s text:c="5"/></text:p>
            <text:p text:style-name="P36"/>
            <text:p text:style-name="P36"/>
            <text:p text:style-name="Table_20_Contents"/>
            <text:p text:style-name="P36"/>
            <text:p text:style-name="P36"/>
            <text:p text:style-name="P36">#!/bin/bash</text:p>
            <text:p text:style-name="P36"/>
            <text:p text:style-name="P36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6"># my first Bash script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/text:p>
            <text:p text:style-name="P36"/>
            <text:p text:style-name="P36">echo “<text:span text:style-name="T58">Hello World</text:span>”</text:p>
            <text:p text:style-name="P36"/>
            <text:p text:style-name="P36"/>
            <text:p text:style-name="P36"/>
            <text:p text:style-name="P52">CTRL + s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chmod +x hello_world.sh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./hello_world.sh</text:p>
            <text:p text:style-name="P36"/>
            <text:p text:style-name="P36"/>
            <text:p text:style-name="P36"/>
            <text:p text:style-name="P36"/>
          </table:table-cell>
          <table:table-cell table:style-name="Table1.B2" office:value-type="string">
            <text:p text:style-name="P33">Now let us write a simple hello world script.</text:p>
            <text:p text:style-name="P33">We are using '<text:span text:style-name="T50">gedit</text:span>' as a text-editor in this tutorial. </text:p>
            <text:p text:style-name="P33">You are free to use your favourite text-editor.</text:p>
            <text:p text:style-name="P30"><text:span text:style-name="T59">Lets g</text:span>o back to the terminal and type:</text:p>
            <text:p text:style-name="P30"/>
            <text:p text:style-name="P29"><text:span text:style-name="T52">gedit</text:span> hello_world.sh <text:span text:style-name="T56">&amp;</text:span></text:p>
            <text:p text:style-name="P30">and press ENTER.</text:p>
            <text:p text:style-name="P30">We just now opened a new file called 'hello_world.sh' using '<text:span text:style-name="T53">gedit'.</text:span></text:p>
            <text:p text:style-name="P30"/>
            <text:p text:style-name="P30">Now we can start typing the content of file</text:p>
            <text:p text:style-name="P9">Now type:</text:p>
            <text:p text:style-name="P35">#!/bin/bash <text:s/><text:span text:style-name="T12">[hash exclamation slash bin slash bash]</text:span></text:p>
            <text:p text:style-name="P34">and press ENTER</text:p>
            <text:p text:style-name="P25">This <text:span text:style-name="T38">is the </text:span>first line of every bash script and it is called a <text:span text:style-name="T1">shebang</text:span> or a <text:span text:style-name="T1">bang</text:span> line.</text:p>
            <text:p text:style-name="P34">Lets add some comment to the file by typing:</text:p>
            <text:p text:style-name="P35"># my first Bash script <text:span text:style-name="T13">[hash </text:span><text:span text:style-name="T14">my first bash script</text:span><text:span text:style-name="T13">]</text:span></text:p>
            <text:p text:style-name="P34">and press ENTER.</text:p>
            <text:p text:style-name="P35"><text:span text:style-name="T9">Remember that any line after </text:span>hash<text:span text:style-name="T9"> is treated as a comment and is ignored by Bash interpreter.</text:span></text:p>
            <text:p text:style-name="P34">now we can add our command which we used previously.</text:p>
            <text:p text:style-name="P34"/>
            <text:p text:style-name="P34"><text:soft-page-break/>Type:</text:p>
            <text:p text:style-name="P35">echo “Hello World”</text:p>
            <text:p text:style-name="P34">and press ENTER</text:p>
            <text:p text:style-name="P34">let us now save the file by <text:span text:style-name="T54">pressing </text:span><text:span text:style-name="T5">CTRL </text:span><text:span text:style-name="T7">+ </text:span><text:span text:style-name="T6">s </text:span><text:span text:style-name="T55">[control key and 's']</text:span></text:p>
            <text:p text:style-name="P34">now that our file is created, we need to make it executable in order to run it.</text:p>
            <text:p text:style-name="P49">Lets switch back to the terminal and type:</text:p>
            <text:p text:style-name="P35">chmod +x hello_world.sh</text:p>
            <text:p text:style-name="P34">and press ENTER.</text:p>
            <text:p text:style-name="P34"/>
            <text:p text:style-name="P34">Now we can execute the file by typing:</text:p>
            <text:p text:style-name="P35">./hello_world.sh</text:p>
            <text:p text:style-name="P34">and press ENTER.</text:p>
            <text:p text:style-name="P34">As we see, <text:span text:style-name="T1">Hello World</text:span> got printed on the terminal</text:p>
          </table:table-cell>
        </table:table-row>
        <table:table-row>
          <table:table-cell table:style-name="Table1.A2" office:value-type="string">
            <text:p text:style-name="Table_20_Contents">Display Slide <text:span text:style-name="T36">8</text:span></text:p>
          </table:table-cell>
          <table:table-cell table:style-name="Table1.B2" office:value-type="string">
            <text:p text:style-name="P18">Summary</text:p>
            <text:p text:style-name="P11">In this tutorial we learned what is a Bash shell.</text:p>
            <text:p text:style-name="P11">We learned what is Bash shell script.</text:p>
            <text:p text:style-name="P11">And we also wrote a simple shell script and executed it.</text:p>
            <text:p text:style-name="P11">There is lot more to say about the linux shell scripting but we will reserve it for further tutorials.</text:p>
          </table:table-cell>
        </table:table-row>
        <table:table-row>
          <table:table-cell table:style-name="Table1.A2" office:value-type="string">
            <text:p text:style-name="P46">Display Slide 9</text:p>
          </table:table-cell>
          <table:table-cell table:style-name="Table1.B2" office:value-type="string">
            <text:p text:style-name="P19">Assignment</text:p>
            <text:p text:style-name="P15">Based on what <text:s/>you learn<text:span text:style-name="T49">t</text:span>, write a simple shell script.</text:p>
            <text:p text:style-name="P12"><text:span text:style-name="T42">Name the script as : </text:span><text:span text:style-name="T4">my-name.sh</text:span></text:p>
            <text:p text:style-name="P13"><text:span text:style-name="T43">This should print your name </text:span><text:span text:style-name="T44">on the terminal.</text:span></text:p>
            <text:p text:style-name="P16">Make sure that you make the script executable.</text:p>
            <text:p text:style-name="P17">Execute the script.</text:p>
            <text:p text:style-name="P14"><text:span text:style-name="T45">You can always review the tutorial in case you have </text:span><text:span text:style-name="T45">any doubts.</text:span></text:p>
          </table:table-cell>
        </table:table-row>
        <text:soft-page-break/>
        <table:table-row>
          <table:table-cell table:style-name="Table1.A2" office:value-type="string">
            <text:p text:style-name="Table_20_Contents">Display Slide <text:span text:style-name="T46">10</text:span></text:p>
          </table:table-cell>
          <table:table-cell table:style-name="Table1.B2" office:value-type="string">
            <text:p text:style-name="P20">About the Spoken Tutorial Project</text:p>
            <text:list xml:id="list352011560" text:style-name="L1">
              <text:list-item>
                <text:p text:style-name="P50"><text:span text:style-name="T16">The video is available at, </text:span><text:a xlink:type="simple" xlink:href="http://spoken-tutorial.org/What_is_a_Spoken_Tutorial"><text:span text:style-name="T16">http://spoken-tutorial.org/What_is_a_Spoken_Tutorial</text:span></text:a></text:p>
              </text:list-item>
              <text:list-item>
                <text:p text:style-name="P56"><text:span text:style-name="T63">It s</text:span><text:span text:style-name="T17">ummarises the Spoken Tutorial project. </text:span></text:p>
              </text:list-item>
              <text:list-item>
                <text:p text:style-name="P53">If you do not have good bandwidth, you can download <text:span text:style-name="T17">and watch </text:span><text:span text:style-name="T25">it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0">Display Slide <text:span text:style-name="T37">1</text:span><text:span text:style-name="T47">1</text:span></text:p>
          </table:table-cell>
          <table:table-cell table:style-name="Table1.B2" office:value-type="string">
            <text:list xml:id="list317623451" text:continue-numbering="true" text:style-name="L1">
              <text:list-header>
                <text:p text:style-name="P57">Spoken tutorial project team</text:p>
              </text:list-header>
              <text:list-item>
                <text:p text:style-name="P54"><text:span text:style-name="T49">C</text:span>onduct<text:span text:style-name="T39">s</text:span> workshops using spoken tutorials.</text:p>
              </text:list-item>
              <text:list-item>
                <text:p text:style-name="P55"><text:span text:style-name="T49">Gives</text:span> certificates to those who pass an online test. </text:p>
              </text:list-item>
              <text:list-item>
                <text:p text:style-name="P58">For more details, contact <text:span text:style-name="T49">us at</text:span> sptutemail@gmail.com.</text:p>
              </text:list-item>
            </text:list>
          </table:table-cell>
        </table:table-row>
        <table:table-row>
          <table:table-cell table:style-name="Table1.A2" office:value-type="string">
            <text:p text:style-name="P41">Display Slide 1<text:span text:style-name="T48">2</text:span></text:p>
          </table:table-cell>
          <table:table-cell table:style-name="Table1.B2" office:value-type="string">
            <text:p text:style-name="P2"><text:s text:c="15"/>Acknowledgement </text:p>
            <text:list xml:id="list846616269" text:style-name="WW8Num1">
              <text:list-item>
                <text:p text:style-name="P59">Spoken Tutorial Project is a part of the Talk to a Teacher project, </text:p>
              </text:list-item>
              <text:list-item>
                <text:p text:style-name="P59"><text:span text:style-name="T60">It is s</text:span>upported by the National Mission on Education through ICT, <text:span text:style-name="T18">MHRD, Government of India. </text:span></text:p>
              </text:list-item>
              <text:list-item>
                <text:p text:style-name="P60">More information on the sa<text:span text:style-name="T61">m</text:span>e is available at, </text:p>
              </text:list-item>
              <text:list-item>
                <text:p text:style-name="P62">http://spoken-tutorial.org /NMEICT-Intro </text:p>
              </text:list-item>
            </text:list>
          </table:table-cell>
        </table:table-row>
        <table:table-row>
          <table:table-cell table:style-name="Table1.A2" office:value-type="string">
            <text:p text:style-name="P42">Display Slide 1<text:span text:style-name="T62">3</text:span></text:p>
          </table:table-cell>
          <table:table-cell table:style-name="Table1.B2" office:value-type="string">
            <text:list xml:id="list1917182477" text:continue-numbering="true" text:style-name="WW8Num1">
              <text:list-item>
                <text:p text:style-name="P61">This script has been contributed by <text:span text:style-name="T19">Ranjith</text:span> &amp; <text:span text:style-name="T19">Sachin.</text:span></text:p>
              </text:list-item>
              <text:list-item>
                <text:p text:style-name="P47"><text:span text:style-name="T20">T</text:span><text:span text:style-name="T19">his is Sachin signing off. </text:span></text:p>
              </text:list-item>
              <text:list-item>
                <text:p text:style-name="P48">Thanks for joining. 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>
      <style:text-properties style:font-name="Symbol" style:font-name-complex="OpenSymbol1"/>
    </style:style>
    <style:style style:name="WW8Num1z1" style:family="text">
      <style:text-properties style:font-name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6T17:48:03</meta:creation-date>
    <meta:editing-duration>PT48H13M50S</meta:editing-duration>
    <meta:editing-cycles>729</meta:editing-cycles>
    <meta:generator>OpenOffice.org/3.2$Linux OpenOffice.org_project/320m19$Build-9505</meta:generator>
    <dc:date>2012-01-09T12:14:04</dc:date>
    <meta:document-statistic meta:table-count="1" meta:image-count="0" meta:object-count="0" meta:page-count="5" meta:paragraph-count="131" meta:word-count="890" meta:character-count="4981"/>
    <meta:user-defined meta:name="Info 1"/>
    <meta:user-defined meta:name="Info 2"/>
    <meta:user-defined meta:name="Info 3"/>
    <meta:user-defined meta:name="Info 4"/>
  </office:meta>
</office:document-meta>
</file>